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2" style:family="table-row">
      <style:table-row-properties style:min-row-height="0.905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9cm"/>
    </style:style>
    <style:style style:name="Tabla1.4" style:family="table-row">
      <style:table-row-properties style:min-row-height="0.82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e5ae5" officeooo:paragraph-rsid="001e5ae5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200414"/>
    </style:style>
    <style:style style:name="P5" style:family="paragraph" style:parent-style-name="Table_20_Contents">
      <style:text-properties officeooo:rsid="0023a196" officeooo:paragraph-rsid="0023a196"/>
    </style:style>
    <style:style style:name="P6" style:family="paragraph" style:parent-style-name="Table_20_Contents">
      <style:paragraph-properties fo:text-align="center" style:justify-single-word="false"/>
      <style:text-properties officeooo:rsid="0023a196" officeooo:paragraph-rsid="0023a196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20041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1a59"/>
    </style:style>
    <style:style style:name="T3" style:family="text">
      <style:text-properties officeooo:rsid="001e5ae5"/>
    </style:style>
    <style:style style:name="T4" style:family="text">
      <style:text-properties officeooo:rsid="002004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¿Pueden ser todos los SO actuales SO en red?</text:p>
      <text:p text:style-name="Standard"/>
      <text:p text:style-name="Standard"><text:tab/><text:span text:style-name="T2">No pueden ser todos. Pueden unos pero otros no.</text:span></text:p>
      <text:p text:style-name="Standard"/>
      <text:p text:style-name="P1">2. ¿Puede un SO servidor explotarse como SO cliente?</text:p>
      <text:p text:style-name="Standard"/>
      <text:p text:style-name="Standard"><text:tab/><text:span text:style-name="T2">Si puede explotarse como un SO cliente pero no obtienes el mayor rendimiento, tienes incompatibilidad con algunos programas de cliente que no puedes usar en servidor.</text:span></text:p>
      <text:p text:style-name="Standard"/>
      <text:p text:style-name="P1">3. ¿Todos los sistemas operativos con interfaz tipo gráfico incorporan interfaz de tipo texto para realizar algunas operaciones?</text:p>
      <text:p text:style-name="Standard"/>
      <text:p text:style-name="Standard"><text:tab/><text:span text:style-name="T3">Todos los sistemas operativos no incorporan interfaz de texto para realizar algunas operaciones, hay algunos que si tienes incorporada la interfaz de texto pero otros no.</text:span></text:p>
      <text:p text:style-name="Standard"/>
      <text:p text:style-name="Standard">4. <text:span text:style-name="T1">Windows 7 y Windows 8, ¿procesan los trabajos en lotes o en tiempo real?</text:span></text:p>
      <text:p text:style-name="Standard"/>
      <text:p text:style-name="Standard"><text:tab/><text:span text:style-name="T3">Tanto windows 7 y Windows 8 procesan los trabajos en tiempo real.</text:span></text:p>
      <text:p text:style-name="Standard"/>
      <text:p text:style-name="P1">5. ¿Y los sistemas operativos Linux?</text:p>
      <text:p text:style-name="Standard"/>
      <text:p text:style-name="Standard"><text:tab/><text:span text:style-name="T3">Los SO Linux procesan los trabajos en tiempo real.</text:span></text:p>
      <text:p text:style-name="Standard"/>
      <text:p text:style-name="P1">6. ¿Se puede explotar un SO en red como monotarea?</text:p>
      <text:p text:style-name="P3"/>
      <text:p text:style-name="P3"><text:tab/><text:span text:style-name="T3">Si puedes explotar un SO en red como monotarea, puedes realizar una tarea cada vez.</text:span></text:p>
      <text:p text:style-name="P3"/>
      <text:p text:style-name="P1">7. ¿Y un multitarea como monousuario?</text:p>
      <text:p text:style-name="Standard"/>
      <text:p text:style-name="P2"><text:tab/>Si se puede explotar un SO multitarea como monousuario.</text:p>
      <text:p text:style-name="Standard"/>
      <text:p text:style-name="Standard"/>
      <text:p text:style-name="P1">8. ¿Si un ordenador tiene dos o más procesadores, podrá explotar solamente SO multiprocesador?</text:p>
      <text:p text:style-name="Standard"/>
      <text:p text:style-name="Standard"><text:tab/><text:span text:style-name="T3">Si podrá explotar solamente SO multiprocesador.</text:span></text:p>
      <text:p text:style-name="Standard"/>
      <text:p text:style-name="P1">9. ¿Pu<text:span text:style-name="T3">e</text:span>de funcionar un SO monoprocesador sobre un ordenador con dos procesadores en su placa base?</text:p>
      <text:p text:style-name="Standard"/>
      <text:p text:style-name="Standard"><text:tab/><text:span text:style-name="T3">Si puede funcionar un SO monoprocesador sobre un ordenador con dos procesadores en su placa base.</text:span></text:p>
      <text:p text:style-name="Standard"/>
      <text:p text:style-name="P1">10. ¿Son todos los sistemas operativos Windows multitarea?</text:p>
      <text:p text:style-name="Standard"/>
      <text:p text:style-name="Standard"><text:tab/><text:span text:style-name="T3">No todos los windows son multitarea. Los primeros windows fueron monotarea.</text:span></text:p>
      <text:p text:style-name="Standard"/>
      <text:p text:style-name="P1">11. ¿Todos los sistemas operativos monoprocesador son monotarea? ¿Todos los sistemas operativos multiprocesador son multitarea?</text:p>
      <text:p text:style-name="Standard"/>
      <text:p text:style-name="P4"><text:tab/><text:span text:style-name="T4">No todos los SO monoprocesador son monotarea y si todos los SO multiprocesador son multitarea.</text:span></text:p>
      <text:p text:style-name="P9"><text:soft-page-break/>12. ¿Qué es una interfaz?</text:p>
      <text:p text:style-name="Standard"/>
      <text:p text:style-name="Standard"><text:tab/>Dispositivo capaz de transformar las señales generadas por un aparato en señales comprensibles por otro.</text:p>
      <text:p text:style-name="Standard"/>
      <text:p text:style-name="P1">13. Rellena la siguiente tabla con las ventajas entre las diferentes estructuras de sistema operativo:</text:p>
      <text:p text:style-name="Standard"/>
      <text:p text:style-name="Standard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6">Monolítico</text:p>
          </table:table-cell>
          <table:table-cell table:style-name="Tabla1.A1" office:value-type="string">
            <text:p text:style-name="P6">Por capas</text:p>
          </table:table-cell>
          <table:table-cell table:style-name="Tabla1.D1" office:value-type="string">
            <text:p text:style-name="P6">Por módulos</text:p>
          </table:table-cell>
        </table:table-row>
        <table:table-row table:style-name="Tabla1.2">
          <table:table-cell table:style-name="Tabla1.A2" office:value-type="string">
            <text:p text:style-name="P5">Monolítico</text:p>
          </table:table-cell>
          <table:table-cell table:style-name="Tabla1.A2" office:value-type="string">
            <text:p text:style-name="P7"><text:s/>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3">
          <table:table-cell table:style-name="Tabla1.A2" office:value-type="string">
            <text:p text:style-name="P5">Por capas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4">
          <table:table-cell table:style-name="Tabla1.A2" office:value-type="string">
            <text:p text:style-name="P5">Por módulos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</table:table>
      <text:p text:style-name="Standard"/>
      <text:p text:style-name="P1">14. Indica las principales características de los sistemas operativos desarrollados en la década de los 80.</text:p>
      <text:p text:style-name="Standard"/>
      <text:p text:style-name="Standard"/>
      <text:p text:style-name="Standard"/>
      <text:p text:style-name="P1">15. ¿Qué es el kernel de un sistema operativo?</text:p>
      <text:p text:style-name="Standard"/>
      <text:p text:style-name="Standard"/>
      <text:p text:style-name="Standard"/>
      <text:p text:style-name="P1">16. Marca con una X donde corresponda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4T18:14:01.487134469</meta:creation-date>
    <dc:date>2019-10-21T18:34:56.247974171</dc:date>
    <dc:creator>I116-05 </dc:creator>
    <meta:editing-duration>PT31M45S</meta:editing-duration>
    <meta:editing-cycles>4</meta:editing-cycles>
    <meta:generator>LibreOffice/6.0.4.1$Linux_X86_64 LibreOffice_project/00m0$Build-1</meta:generator>
    <meta:document-statistic meta:table-count="1" meta:image-count="0" meta:object-count="0" meta:page-count="2" meta:paragraph-count="35" meta:word-count="358" meta:character-count="2246" meta:non-whitespace-character-count="1909"/>
  </office:meta>
</office:document-meta>
</file>